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594a" officeooo:paragraph-rsid="001d59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 – Research Report</text:p>
      <text:p text:style-name="P1"/>
      <text:p text:style-name="Standard"/>
      <text:p text:style-name="Standard">Bounding Volume Construction</text:p>
      <text:p text:style-name="Standard">Particle Systems</text:p>
      <text:p text:style-name="Standard">Spatial Data Structures</text:p>
      <text:p text:style-name="Standard">Mass Spring Systems</text:p>
      <text:p text:style-name="Standard">Impulse Based Collision Respon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2:33:31.539351593</meta:creation-date>
    <dc:date>2020-11-24T17:40:09.420041715</dc:date>
    <meta:editing-duration>PT4H56M27S</meta:editing-duration>
    <meta:editing-cycles>1</meta:editing-cycles>
    <meta:document-statistic meta:table-count="0" meta:image-count="0" meta:object-count="0" meta:page-count="1" meta:paragraph-count="6" meta:word-count="19" meta:character-count="148" meta:non-whitespace-character-count="134"/>
    <meta:generator>LibreOffice/6.0.7.3$Linux_X86_64 LibreOffice_project/00m0$Build-3</meta:generator>
  </office:meta>
</office:document-meta>
</file>